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Applying the Roofline Model</text:span></text:p>
            <text:p/>
            <text:p>Ruedi Steinmann</text:p>
            <text:p/>
            <text:p><text:span text:style-name="T2">Supervisor: Georg Ofenbe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Roofline Model</text:p>
              </text:list-item>
              <text:list-item>
                <text:p>How to measure the required Quantities</text:p>
              </text:list-item>
              <text:list-item>
                <text:p>Quality of the measurement results</text:p>
              </text:list-item>
              <text:list-item>
                <text:p>Results of various kernel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ulti Language Infrastructure</text:p>
                  </text:list-item>
                  <text:list-item>
                    <text:p>The measurement Dr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5M40S</meta:editing-duration>
    <meta:editing-cycles>2</meta:editing-cycles>
    <meta:generator>LibreOffice/3.4$Linux LibreOffice_project/340m1$Build-402</meta:generator>
    <dc:date>2012-04-25T10:48:51</dc:date>
    <meta:document-statistic meta:object-count="28"/>
  </office:meta>
</office:document-meta>
</file>